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0.65in"/>
    </style:style>
    <style:style style:name="Table1.J" style:family="table-column">
      <style:table-column-properties style:column-width="0.649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 style:master-page-name="Standard">
      <style:paragraph-properties fo:margin-top="0in" fo:margin-bottom="0in" loext:contextual-spacing="false" fo:line-height="100%" style:page-number="1"/>
    </style:style>
    <style:style style:name="P4" style:family="paragraph" style:parent-style-name="Standard">
      <style:paragraph-properties fo:margin-left="0in" fo:margin-right="0in" fo:line-height="100%" fo:text-indent="0.5in" style:auto-text-indent="false"/>
    </style:style>
    <style:style style:name="P5" style:family="paragraph" style:parent-style-name="Standard">
      <style:paragraph-properties fo:margin-left="1in" fo:margin-right="0in" fo:line-height="100%" fo:text-indent="0.5in" style:auto-text-indent="false"/>
    </style:style>
    <style:style style:name="P6" style:family="paragraph" style:parent-style-name="Standard">
      <style:paragraph-properties fo:line-height="100%" fo:break-before="page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T1" style:family="text">
      <style:text-properties fo:background-color="#d9d9d9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 → K,A <text:s/>| T <text:s/>| T!K</text:p>
      <text:p text:style-name="P2">T → FaF | TXT | F | TcF</text:p>
      <text:p text:style-name="P2">B → Ba | Bc | a | b | c</text:p>
      <text:p text:style-name="P2">X → a | Wb | c</text:p>
      <text:p text:style-name="P2">W → EaW <text:s/>| e | WaE</text:p>
      <text:p text:style-name="P2">F → FF | <text:s/>-F+ | H <text:s/>| FH | +#</text:p>
      <text:p text:style-name="P2">K → SE | SW</text:p>
      <text:p text:style-name="P2">H → + | -W | # </text:p>
      <text:p text:style-name="P2">A → <text:s/>EA | <text:s/>WTW</text:p>
      <text:p text:style-name="P2">E → WE | -SZ | EE</text:p>
      <text:p text:style-name="P2"/>
      <text:p text:style-name="Standard">Eliminar SI (eliminamos B y Z ya que uno no esta definido y el otro no es alcanzable)</text:p>
      <text:p text:style-name="Standard"/>
      <text:p text:style-name="P2">S → K,A <text:s/>| T <text:s/>| T!K</text:p>
      <text:p text:style-name="P2">T → FaF | TXT | F | TcF</text:p>
      <text:p text:style-name="P2">X → a | Wb | c</text:p>
      <text:p text:style-name="P2">W→ EaW <text:s/>| e | WaE <text:s text:c="32"/></text:p>
      <text:p text:style-name="P2">F → FF | <text:s/>-F+ | H <text:s/>| FH | +# <text:s text:c="25"/></text:p>
      <text:p text:style-name="P2">K → SE | SW</text:p>
      <text:p text:style-name="P2">H → + | -W | # </text:p>
      <text:p text:style-name="P2"><text:soft-page-break/>A → EA | <text:s/>WTW</text:p>
      <text:p text:style-name="P2">E → WE <text:s/>| EE </text:p>
      <text:p text:style-name="P2"/>
      <text:p text:style-name="P2">Como E es puramente recursiva la elimino</text:p>
      <text:p text:style-name="P2"/>
      <text:p text:style-name="P1">S → K,A <text:s/>| T <text:s/>| T!K</text:p>
      <text:p text:style-name="P1">T → FaF | TXT | F | TcF</text:p>
      <text:p text:style-name="P1">X → a | Wb | c</text:p>
      <text:p text:style-name="P1">W→ e <text:s text:c="32"/></text:p>
      <text:p text:style-name="P1">F → FF | <text:s/>-F+ | H <text:s/>| FH | +# <text:s text:c="25"/></text:p>
      <text:p text:style-name="P1">K → SW</text:p>
      <text:p text:style-name="P1">H → + | -W | # </text:p>
      <text:p text:style-name="P1">A → WTW</text:p>
      <text:p text:style-name="P1"/>
      <text:p text:style-name="P1">Reemplazamos W → eps</text:p>
      <text:p text:style-name="P1"/>
      <text:p text:style-name="P1">S → K,A <text:s/>| T <text:s/>| T!K</text:p>
      <text:p text:style-name="P1">T → FaF | TXT | F | TcF</text:p>
      <text:p text:style-name="P1">X → a | b | c <text:s text:c="31"/></text:p>
      <text:p text:style-name="P1">F → FF | <text:s/>-F+ | H <text:s/>| FH | +# <text:s text:c="25"/></text:p>
      <text:p text:style-name="P1">K → S</text:p>
      <text:p text:style-name="P1"><text:soft-page-break/>H → + | - | # </text:p>
      <text:p text:style-name="P1">A → T</text:p>
      <text:p text:style-name="P1"/>
      <text:p text:style-name="P1">Reemplazamos K y A</text:p>
      <text:p text:style-name="P1"/>
      <text:p text:style-name="P1">S → S,T <text:s/>| T <text:s/>| T!S</text:p>
      <text:p text:style-name="P1">T → FaF | TXT | F | TcF</text:p>
      <text:p text:style-name="P1">X → a | b | c <text:s text:c="31"/></text:p>
      <text:p text:style-name="P1">F → FF | <text:s/>-F+ | H <text:s/>| FH | +# <text:s text:c="25"/>(- | + | #)(- | + | #)*</text:p>
      <text:p text:style-name="P1">H → + | - | # </text:p>
      <text:p text:style-name="P1"/>
      <text:p text:style-name="P1">Sacamos amb de F</text:p>
      <text:p text:style-name="P1"/>
      <text:p text:style-name="P1">S → S,T <text:s/>| T <text:s/>| T!S</text:p>
      <text:p text:style-name="P1">T → FaF | TXT | F | TcF <text:s text:c="8"/><text:tab/><text:tab/>TXTXTXTXTXTXT</text:p>
      <text:p text:style-name="P1">X → a | b | c <text:s text:c="31"/></text:p>
      <text:p text:style-name="P1">F → FH | H <text:s text:c="25"/>(- | + | #)(- | + | #)*</text:p>
      <text:p text:style-name="P1">H → + | - | # </text:p>
      <text:p text:style-name="P1"/>
      <text:p text:style-name="P1">Sacamos amb de T</text:p>
      <text:p text:style-name="P1"/>
      <text:p text:style-name="P1"><text:soft-page-break/>S → S,T <text:s/>| T <text:s/>| T!S<text:tab/><text:tab/><text:tab/>T!S,T -&gt; T!T,T -&gt; F!F,F -&gt; </text:p>
      <text:p text:style-name="P1">T → TXF | F <text:s text:c="8"/><text:tab/><text:tab/></text:p>
      <text:p text:style-name="P1">X → a | b | c <text:s text:c="31"/></text:p>
      <text:p text:style-name="P1">F → FH | H <text:s text:c="25"/></text:p>
      <text:p text:style-name="P1">H → + | - | #</text:p>
      <text:p text:style-name="P1"/>
      <text:p text:style-name="P1">Sacamos amb de S y factorizando</text:p>
      <text:p text:style-name="P1"/>
      <text:p text:style-name="P1">S → TK</text:p>
      <text:p text:style-name="P1">K → !S,T | eps <text:s text:c="12"/></text:p>
      <text:p text:style-name="P1">T → TXF | F <text:s text:c="8"/><text:tab/><text:tab/></text:p>
      <text:p text:style-name="P1">X → a | b | c <text:s text:c="31"/></text:p>
      <text:p text:style-name="P1">F → FH | H <text:s text:c="25"/></text:p>
      <text:p text:style-name="P1">H → + | - | #</text:p>
      <text:p text:style-name="P1"/>
      <text:p text:style-name="P1">Eliminamos RI de T y F</text:p>
      <text:p text:style-name="P1"/>
      <text:p text:style-name="P1"><text:span text:style-name="T1">S → TK</text:span></text:p>
      <text:p text:style-name="P1"><text:span text:style-name="T1">K → !S,T | eps</text:span></text:p>
      <text:p text:style-name="P1"><text:span text:style-name="T1">T → <text:s/>FC</text:span></text:p>
      <text:p text:style-name="P1"><text:span text:style-name="T1">C → XFC | eps <text:s text:c="8"/><text:tab/><text:tab/></text:span></text:p>
      <text:p text:style-name="P1"><text:soft-page-break/><text:span text:style-name="T1">X → a | b | c <text:s text:c="31"/></text:span></text:p>
      <text:p text:style-name="P1"><text:span text:style-name="T1">F → HJ</text:span></text:p>
      <text:p text:style-name="P1"><text:span text:style-name="T1">J → HJ | eps <text:s text:c="25"/></text:span></text:p>
      <text:p text:style-name="P1"><text:span text:style-name="T1">H → + | - | #</text:span></text:p>
      <text:p text:style-name="P1"><text:s/></text:p>
      <text:p text:style-name="P1">Para S → TK</text:p>
      <text:p text:style-name="P1"><text:tab/>prim(TK)={+,-,#}</text:p>
      <text:p text:style-name="P1"><text:tab/><text:tab/>prim(T)={+,-,#}</text:p>
      <text:p text:style-name="P4"><text:tab/><text:tab/>prim(FC)={+,-,#}</text:p>
      <text:p text:style-name="P1"><text:tab/><text:tab/><text:tab/><text:tab/>prim(F)={+,-,#}</text:p>
      <text:p text:style-name="P1"><text:tab/><text:tab/><text:tab/><text:tab/><text:tab/>prim(HJ)={+,-,#}</text:p>
      <text:p text:style-name="P1"><text:tab/><text:tab/><text:tab/><text:tab/><text:tab/><text:tab/>prim(H)={+,-,#}</text:p>
      <text:p text:style-name="P5"><text:tab/><text:tab/></text:p>
      <text:p text:style-name="P1"/>
      <text:p text:style-name="P1">Para K → !S,T </text:p>
      <text:p text:style-name="P1"><text:tab/>prim(!S,T) = {!}</text:p>
      <text:p text:style-name="P1"/>
      <text:p text:style-name="P1">Para K → esp</text:p>
      <text:p text:style-name="P1"><text:tab/>sig(eps)={eps}</text:p>
      <text:p text:style-name="P1"><text:tab/>sig(K)={$,,}</text:p>
      <text:p text:style-name="P1"><text:tab/><text:tab/>sig(S)={$,,}</text:p>
      <text:p text:style-name="P1"><text:soft-page-break/></text:p>
      <text:p text:style-name="P1"/>
      <text:p text:style-name="P1">Para T → FC</text:p>
      <text:p text:style-name="P1"><text:tab/>prim(FC)={+,-,#}</text:p>
      <text:p text:style-name="P1"/>
      <text:p text:style-name="P1">Para C → XFC </text:p>
      <text:p text:style-name="P1"><text:tab/>prim(XFC) = {a,b,c}</text:p>
      <text:p text:style-name="P1"><text:tab/><text:tab/>prim(X) = {a,b,c}</text:p>
      <text:p text:style-name="P1"/>
      <text:p text:style-name="P1">Para C → eps</text:p>
      <text:p text:style-name="P1"><text:tab/>prim(eps)={eps}</text:p>
      <text:p text:style-name="P1"><text:tab/>sig(C)={!,$,,}</text:p>
      <text:p text:style-name="P1"><text:tab/><text:tab/>sig(T)={!,$,,}</text:p>
      <text:p text:style-name="P1"><text:tab/><text:tab/><text:tab/>sig(K)={$,,}</text:p>
      <text:p text:style-name="P1"><text:tab/><text:tab/><text:tab/>prim(K)={!}</text:p>
      <text:p text:style-name="P1"/>
      <text:p text:style-name="P1">Para X → a</text:p>
      <text:p text:style-name="P1"><text:tab/>prim(a)={a}</text:p>
      <text:p text:style-name="P1"/>
      <text:p text:style-name="P1">Para X → b</text:p>
      <text:p text:style-name="P1"><text:tab/>prim(b)={b}</text:p>
      <text:p text:style-name="P1"><text:soft-page-break/></text:p>
      <text:p text:style-name="P1">Para X → c</text:p>
      <text:p text:style-name="P1"><text:tab/>prim(c)={c}</text:p>
      <text:p text:style-name="P1"/>
      <text:p text:style-name="P1">Para F → HJ</text:p>
      <text:p text:style-name="P1"><text:tab/>prim(HJ) = {+,-,#}</text:p>
      <text:p text:style-name="P1"/>
      <text:p text:style-name="P1">Para J → HJ</text:p>
      <text:p text:style-name="P1"><text:tab/>prim(HJ) = {+,-,#}</text:p>
      <text:p text:style-name="P1"/>
      <text:p text:style-name="P1">Para J → eps</text:p>
      <text:p text:style-name="P1"><text:tab/>prim(eps) = {eps}</text:p>
      <text:p text:style-name="P1"><text:tab/><text:tab/>sig(J) = {a,b,c,$,!,,}</text:p>
      <text:p text:style-name="P1"/>
      <text:p text:style-name="P1">Para H → +</text:p>
      <text:p text:style-name="P1"><text:tab/>prim(+)={+}</text:p>
      <text:p text:style-name="P1"/>
      <text:p text:style-name="P1">Para H → -</text:p>
      <text:p text:style-name="P1"><text:tab/>prim(-)={-}</text:p>
      <text:p text:style-name="P1"/>
      <text:p text:style-name="P1">Para H → #</text:p>
      <text:p text:style-name="P1"><text:soft-page-break/><text:tab/>prim(#)={#}</text:p>
      <text:p text:style-name="P1"/>
      <text:p text:style-name="P6"/>
      <table:table table:name="Table1" table:style-name="Table1">
        <table:table-column table:style-name="Table1.A" table:number-columns-repeated="9"/>
        <table:table-column table:style-name="Table1.J"/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a</text:p>
          </table:table-cell>
          <table:table-cell table:style-name="Table1.A1" office:value-type="string">
            <text:p text:style-name="P7">b</text:p>
          </table:table-cell>
          <table:table-cell table:style-name="Table1.A1" office:value-type="string">
            <text:p text:style-name="P7">c</text:p>
          </table:table-cell>
          <table:table-cell table:style-name="Table1.A1" office:value-type="string">
            <text:p text:style-name="P7">,</text:p>
          </table:table-cell>
          <table:table-cell table:style-name="Table1.A1" office:value-type="string">
            <text:p text:style-name="P7">!</text:p>
          </table:table-cell>
          <table:table-cell table:style-name="Table1.A1" office:value-type="string">
            <text:p text:style-name="P7">#</text:p>
          </table:table-cell>
          <table:table-cell table:style-name="Table1.A1" office:value-type="string">
            <text:p text:style-name="P7">+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>$</text:p>
          </table:table-cell>
        </table:table-row>
        <table:table-row table:style-name="Table1.1">
          <table:table-cell table:style-name="Table1.A1" office:value-type="string">
            <text:p text:style-name="P7">S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TK</text:p>
          </table:table-cell>
          <table:table-cell table:style-name="Table1.A1" office:value-type="string">
            <text:p text:style-name="P7">TK</text:p>
          </table:table-cell>
          <table:table-cell table:style-name="Table1.A1" office:value-type="string">
            <text:p text:style-name="P7">TK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>K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eps</text:p>
          </table:table-cell>
          <table:table-cell table:style-name="Table1.A1" office:value-type="string">
            <text:p text:style-name="P7">!S,T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eps</text:p>
          </table:table-cell>
        </table:table-row>
        <table:table-row table:style-name="Table1.1">
          <table:table-cell table:style-name="Table1.A1" office:value-type="string">
            <text:p text:style-name="P7">T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FC</text:p>
          </table:table-cell>
          <table:table-cell table:style-name="Table1.A1" office:value-type="string">
            <text:p text:style-name="P7">FC</text:p>
          </table:table-cell>
          <table:table-cell table:style-name="Table1.A1" office:value-type="string">
            <text:p text:style-name="P7">FC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>C</text:p>
          </table:table-cell>
          <table:table-cell table:style-name="Table1.A1" office:value-type="string">
            <text:p text:style-name="P7">XFC</text:p>
          </table:table-cell>
          <table:table-cell table:style-name="Table1.A1" office:value-type="string">
            <text:p text:style-name="P7">XFC</text:p>
          </table:table-cell>
          <table:table-cell table:style-name="Table1.A1" office:value-type="string">
            <text:p text:style-name="P7">XFC</text:p>
          </table:table-cell>
          <table:table-cell table:style-name="Table1.A1" office:value-type="string">
            <text:p text:style-name="P7">eps</text:p>
          </table:table-cell>
          <table:table-cell table:style-name="Table1.A1" office:value-type="string">
            <text:p text:style-name="P7">eps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eps</text:p>
          </table:table-cell>
        </table:table-row>
        <table:table-row table:style-name="Table1.1">
          <table:table-cell table:style-name="Table1.A1" office:value-type="string">
            <text:p text:style-name="P7">X</text:p>
          </table:table-cell>
          <table:table-cell table:style-name="Table1.A1" office:value-type="string">
            <text:p text:style-name="P7">a</text:p>
          </table:table-cell>
          <table:table-cell table:style-name="Table1.A1" office:value-type="string">
            <text:p text:style-name="P7">b</text:p>
          </table:table-cell>
          <table:table-cell table:style-name="Table1.A1" office:value-type="string">
            <text:p text:style-name="P7">c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>F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HJ</text:p>
          </table:table-cell>
          <table:table-cell table:style-name="Table1.A1" office:value-type="string">
            <text:p text:style-name="P7">HJ</text:p>
          </table:table-cell>
          <table:table-cell table:style-name="Table1.A1" office:value-type="string">
            <text:p text:style-name="P7">HJ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>J</text:p>
          </table:table-cell>
          <table:table-cell table:style-name="Table1.A1" office:value-type="string">
            <text:p text:style-name="P7">eps</text:p>
          </table:table-cell>
          <table:table-cell table:style-name="Table1.A1" office:value-type="string">
            <text:p text:style-name="P7">eps</text:p>
          </table:table-cell>
          <table:table-cell table:style-name="Table1.A1" office:value-type="string">
            <text:p text:style-name="P7">eps</text:p>
          </table:table-cell>
          <table:table-cell table:style-name="Table1.A1" office:value-type="string">
            <text:p text:style-name="P7">eps</text:p>
          </table:table-cell>
          <table:table-cell table:style-name="Table1.A1" office:value-type="string">
            <text:p text:style-name="P7">eps</text:p>
          </table:table-cell>
          <table:table-cell table:style-name="Table1.A1" office:value-type="string">
            <text:p text:style-name="P7">HJ</text:p>
          </table:table-cell>
          <table:table-cell table:style-name="Table1.A1" office:value-type="string">
            <text:p text:style-name="P7">HJ</text:p>
          </table:table-cell>
          <table:table-cell table:style-name="Table1.A1" office:value-type="string">
            <text:p text:style-name="P7">HJ</text:p>
          </table:table-cell>
          <table:table-cell table:style-name="Table1.A1" office:value-type="string">
            <text:p text:style-name="P7">eps</text:p>
          </table:table-cell>
        </table:table-row>
        <table:table-row table:style-name="Table1.1">
          <table:table-cell table:style-name="Table1.A1" office:value-type="string">
            <text:p text:style-name="P7">H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#</text:p>
          </table:table-cell>
          <table:table-cell table:style-name="Table1.A1" office:value-type="string">
            <text:p text:style-name="P7">+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9" meta:paragraph-count="166" meta:word-count="641" meta:character-count="2530" meta:non-whitespace-character-count="1437"/>
    <meta:generator>LibreOfficeDev/6.0.5.2$Linux_X86_64 LibreOffice_project/</meta:generator>
  </office:meta>
</office:document-meta>
</file>